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&lt;!DOCTYPE HTML&gt;</text:p>
      <text:p text:style-name="P1">&lt;html&gt;</text:p>
      <text:p text:style-name="P1">&lt;head&gt;</text:p>
      <text:p text:style-name="P1">&lt;title&gt;</text:p>
      <text:p text:style-name="P1">Example of BR tag</text:p>
      <text:p text:style-name="P1">&lt;/title&gt;</text:p>
      <text:p text:style-name="P1">&lt;/head&gt; <text:s/></text:p>
      <text:p text:style-name="P1">&lt;body&gt; <text:s/></text:p>
      <text:p text:style-name="P1">&lt;p&gt;If you want to break a line &lt;br&gt; in a paragraph, &lt;br&gt; use the BR element in &lt;br&gt; your HTML document. &lt;/p&gt; <text:s/></text:p>
      <text:p text:style-name="P1">&lt;/body&gt;</text:p>
      <text:p text:style-name="P1">&lt;/html&gt; <text:s/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eep </meta:initial-creator>
    <meta:creation-date>2022-06-09T17:48:05.15</meta:creation-date>
    <dc:date>2022-06-09T17:51:09.73</dc:date>
    <dc:creator>sandeep </dc:creator>
    <meta:editing-duration>PT3M8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2" meta:word-count="36" meta:character-count="203"/>
  </office:meta>
</office:document-meta>
</file>